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counter_activists_Fraction of activists" table:style-name="ta1">
        <table:shapes>
          <draw:frame draw:z-index="0" draw:style-name="gr1" draw:text-style-name="P1" svg:width="6.2988in" svg:height="3.5429in" svg:x="9.1449in" svg:y="1.5976in">
            <draw:object draw:notify-on-update-of-ranges="'summary_counter_activists_Fraction of activists'.A10:'summary_counter_activists_Fraction of activists'.A14 'summary_counter_activists_Fraction of activists'.B9:'summary_counter_activists_Fraction of activists'.B9 'summary_counter_activists_Fraction of activists'.B10:'summary_counter_activists_Fraction of activists'.B14 'summary_counter_activists_Fraction of activists'.C9:'summary_counter_activists_Fraction of activists'.C9 'summary_counter_activists_Fraction of activists'.C10:'summary_counter_activists_Fraction of activists'.C14 'summary_counter_activists_Fraction of activists'.D9:'summary_counter_activists_Fraction of activists'.D9 'summary_counter_activists_Fraction of activists'.D10:'summary_counter_activists_Fraction of activists'.D14 'summary_counter_activists_Fraction of activists'.E9:'summary_counter_activists_Fraction of activists'.E9 'summary_counter_activists_Fraction of activists'.E10:'summary_counter_activists_Fraction of activists'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etups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up 1</text:p>
          </table:table-cell>
          <table:table-cell office:value-type="float" office:value="0.00181325301204819" calcext:value-type="float">
            <text:p>0.001813253012048</text:p>
          </table:table-cell>
          <table:table-cell office:value-type="float" office:value="0.00133636363636364" calcext:value-type="float">
            <text:p>0.001336363636364</text:p>
          </table:table-cell>
          <table:table-cell office:value-type="float" office:value="0.00123308270676692" calcext:value-type="float">
            <text:p>0.001233082706767</text:p>
          </table:table-cell>
          <table:table-cell office:value-type="float" office:value="0.000714121699196325" calcext:value-type="float">
            <text:p>0.000714121699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up 2</text:p>
          </table:table-cell>
          <table:table-cell office:value-type="float" office:value="0.0010679012345679" calcext:value-type="float">
            <text:p>0.001067901234568</text:p>
          </table:table-cell>
          <table:table-cell office:value-type="float" office:value="0.00144303797468354" calcext:value-type="float">
            <text:p>0.001443037974684</text:p>
          </table:table-cell>
          <table:table-cell office:value-type="float" office:value="0.00149367088607595" calcext:value-type="float">
            <text:p>0.001493670886076</text:p>
          </table:table-cell>
          <table:table-cell office:value-type="float" office:value="0.000734491315136476" calcext:value-type="float">
            <text:p>0.000734491315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up 3</text:p>
          </table:table-cell>
          <table:table-cell office:value-type="float" office:value="0.012989247311828" calcext:value-type="float">
            <text:p>0.012989247311828</text:p>
          </table:table-cell>
          <table:table-cell office:value-type="float" office:value="0.0103023255813953" calcext:value-type="float">
            <text:p>0.010302325581395</text:p>
          </table:table-cell>
          <table:table-cell office:value-type="float" office:value="0.00546196660482375" calcext:value-type="float">
            <text:p>0.005461966604824</text:p>
          </table:table-cell>
          <table:table-cell office:value-type="float" office:value="0.00259973924380704" calcext:value-type="float">
            <text:p>0.002599739243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up 4</text:p>
          </table:table-cell>
          <table:table-cell office:value-type="float" office:value="0.00812886597938144" calcext:value-type="float">
            <text:p>0.008128865979381</text:p>
          </table:table-cell>
          <table:table-cell office:value-type="float" office:value="0.00656086956521739" calcext:value-type="float">
            <text:p>0.006560869565217</text:p>
          </table:table-cell>
          <table:table-cell office:value-type="float" office:value="0.00442680776014109" calcext:value-type="float">
            <text:p>0.004426807760141</text:p>
          </table:table-cell>
          <table:table-cell office:value-type="float" office:value="0.00236163836163836" calcext:value-type="float">
            <text:p>0.002361638361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up 5</text:p>
          </table:table-cell>
          <table:table-cell office:value-type="float" office:value="0.0079375" calcext:value-type="float">
            <text:p>0.0079375</text:p>
          </table:table-cell>
          <table:table-cell office:value-type="float" office:value="0.00633563218390805" calcext:value-type="float">
            <text:p>0.006335632183908</text:p>
          </table:table-cell>
          <table:table-cell office:value-type="float" office:value="0.00454817275747508" calcext:value-type="float">
            <text:p>0.004548172757475</text:p>
          </table:table-cell>
          <table:table-cell office:value-type="float" office:value="0.00257802197802198" calcext:value-type="float">
            <text:p>0.002578021978022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etups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sampled percents</text:p>
          </table:table-cell>
        </table:table-row>
        <table:table-row table:style-name="ro1">
          <table:table-cell office:value-type="string" calcext:value-type="string">
            <text:p>setup 1</text:p>
          </table:table-cell>
          <table:table-cell table:formula="of:=[.B2]/(1500/([.B$1]+1500))/[.$G10]" office:value-type="float" office:value="0.241767068273092" calcext:value-type="float">
            <text:p>0.241767068273092</text:p>
          </table:table-cell>
          <table:table-cell table:formula="of:=[.C2]/(1500/([.C$1]+1500))/[.$G10]" office:value-type="float" office:value="0.222727272727273" calcext:value-type="float">
            <text:p>0.222727272727273</text:p>
          </table:table-cell>
          <table:table-cell table:formula="of:=[.D2]/(1500/([.D$1]+1500))/[.$G10]" office:value-type="float" office:value="0.287719298245615" calcext:value-type="float">
            <text:p>0.287719298245615</text:p>
          </table:table-cell>
          <table:table-cell table:formula="of:=[.E2]/(1500/([.E$1]+1500))/[.$G10]" office:value-type="float" office:value="0.309452736318407" calcext:value-type="float">
            <text:p>0.309452736318407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etup 2</text:p>
          </table:table-cell>
          <table:table-cell table:formula="of:=[.B3]/(1500/([.B$1]+1500))/[.$G11]" office:value-type="float" office:value="0.14238683127572" calcext:value-type="float">
            <text:p>0.14238683127572</text:p>
          </table:table-cell>
          <table:table-cell table:formula="of:=[.C3]/(1500/([.C$1]+1500))/[.$G11]" office:value-type="float" office:value="0.240506329113924" calcext:value-type="float">
            <text:p>0.240506329113924</text:p>
          </table:table-cell>
          <table:table-cell table:formula="of:=[.D3]/(1500/([.D$1]+1500))/[.$G11]" office:value-type="float" office:value="0.348523206751055" calcext:value-type="float">
            <text:p>0.348523206751055</text:p>
          </table:table-cell>
          <table:table-cell table:formula="of:=[.E3]/(1500/([.E$1]+1500))/[.$G11]" office:value-type="float" office:value="0.318279569892473" calcext:value-type="float">
            <text:p>0.318279569892473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etup 3</text:p>
          </table:table-cell>
          <table:table-cell table:formula="of:=[.B4]/(1500/([.B$1]+1500))/[.$G12]" office:value-type="float" office:value="0.432974910394265" calcext:value-type="float">
            <text:p>0.432974910394265</text:p>
          </table:table-cell>
          <table:table-cell table:formula="of:=[.C4]/(1500/([.C$1]+1500))/[.$G12]" office:value-type="float" office:value="0.429263565891473" calcext:value-type="float">
            <text:p>0.429263565891473</text:p>
          </table:table-cell>
          <table:table-cell table:formula="of:=[.D4]/(1500/([.D$1]+1500))/[.$G12]" office:value-type="float" office:value="0.318614718614719" calcext:value-type="float">
            <text:p>0.318614718614719</text:p>
          </table:table-cell>
          <table:table-cell table:formula="of:=[.E4]/(1500/([.E$1]+1500))/[.$G12]" office:value-type="float" office:value="0.281638418079096" calcext:value-type="float">
            <text:p>0.281638418079096</text:p>
          </table:table-cell>
          <table:table-cell/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setup 4</text:p>
          </table:table-cell>
          <table:table-cell table:formula="of:=[.B5]/(1500/([.B$1]+1500))/[.$G13]" office:value-type="float" office:value="1.08384879725086" calcext:value-type="float">
            <text:p>1.08384879725086</text:p>
          </table:table-cell>
          <table:table-cell table:formula="of:=[.C5]/(1500/([.C$1]+1500))/[.$G13]" office:value-type="float" office:value="1.09347826086957" calcext:value-type="float">
            <text:p>1.09347826086957</text:p>
          </table:table-cell>
          <table:table-cell table:formula="of:=[.D5]/(1500/([.D$1]+1500))/[.$G13]" office:value-type="float" office:value="1.03292181069959" calcext:value-type="float">
            <text:p>1.03292181069959</text:p>
          </table:table-cell>
          <table:table-cell table:formula="of:=[.E5]/(1500/([.E$1]+1500))/[.$G13]" office:value-type="float" office:value="1.02337662337662" calcext:value-type="float">
            <text:p>1.02337662337662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etup 5</text:p>
          </table:table-cell>
          <table:table-cell table:formula="of:=[.B6]/(1500/([.B$1]+1500))/[.$G14]" office:value-type="float" office:value="1.05833333333333" calcext:value-type="float">
            <text:p>1.05833333333333</text:p>
          </table:table-cell>
          <table:table-cell table:formula="of:=[.C6]/(1500/([.C$1]+1500))/[.$G14]" office:value-type="float" office:value="1.05593869731801" calcext:value-type="float">
            <text:p>1.05593869731801</text:p>
          </table:table-cell>
          <table:table-cell table:formula="of:=[.D6]/(1500/([.D$1]+1500))/[.$G14]" office:value-type="float" office:value="1.06124031007752" calcext:value-type="float">
            <text:p>1.06124031007752</text:p>
          </table:table-cell>
          <table:table-cell table:formula="of:=[.E6]/(1500/([.E$1]+1500))/[.$G14]" office:value-type="float" office:value="1.11714285714286" calcext:value-type="float">
            <text:p>1.11714285714286</text:p>
          </table:table-cell>
          <table:table-cell/>
          <table:table-cell office:value-type="float" office:value="0.01" calcext:value-type="float">
            <text:p>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13:19:09.698215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5T09:09:46.265497282</dc:date>
    <meta:editing-duration>PT19H45M50S</meta:editing-duration>
    <meta:editing-cycles>7</meta:editing-cycles>
    <meta:generator>LibreOffice/7.0.3.1$Linux_X86_64 LibreOffice_project/00$Build-1</meta:generator>
    <meta:document-statistic meta:table-count="1" meta:cell-count="6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454cm" style:legend-expansion="high" chart:style-name="ch2"/>
        <chart:plot-area chart:style-name="ch3" table:cell-range-address="'summary_counter_activists_Fraction of activists'.A9:'summary_counter_activists_Fraction of activists'.E14" chart:data-source-has-labels="both" svg:x="1.331cm" svg:y="0.18cm" svg:width="12.264cm" svg:height="8.64cm">
          <chart:coordinate-region svg:x="2.058cm" svg:y="0.38cm" svg:width="10.966cm" svg:height="7.793cm"/>
          <chart:axis chart:dimension="x" chart:name="primary-x" chart:style-name="ch4" chartooo:axis-type="auto">
            <chartooo:date-scale/>
            <chart:categories table:cell-range-address="'summary_counter_activists_Fraction of activists'.A10:'summary_counter_activists_Fraction of activists'.A14"/>
          </chart:axis>
          <chart:axis chart:dimension="y" chart:name="primary-y" chart:style-name="ch4">
            <chart:title svg:x="0.451cm" svg:y="6.608cm" chart:style-name="ch5">
              <text:p>fraction of outlasting activists</text:p>
            </chart:title>
            <chart:grid chart:style-name="ch6" chart:class="major"/>
          </chart:axis>
          <chart:series chart:style-name="ch7" chart:values-cell-range-address="'summary_counter_activists_Fraction of activists'.B10:'summary_counter_activists_Fraction of activists'.B14" chart:label-cell-address="'summary_counter_activists_Fraction of activists'.B9:'summary_counter_activists_Fraction of activists'.B9" chart:class="chart:line">
            <chart:data-point chart:repeated="5"/>
          </chart:series>
          <chart:series chart:style-name="ch8" chart:values-cell-range-address="'summary_counter_activists_Fraction of activists'.C10:'summary_counter_activists_Fraction of activists'.C14" chart:label-cell-address="'summary_counter_activists_Fraction of activists'.C9:'summary_counter_activists_Fraction of activists'.C9" chart:class="chart:line">
            <chart:data-point chart:repeated="5"/>
          </chart:series>
          <chart:series chart:style-name="ch9" chart:values-cell-range-address="'summary_counter_activists_Fraction of activists'.D10:'summary_counter_activists_Fraction of activists'.D14" chart:label-cell-address="'summary_counter_activists_Fraction of activists'.D9:'summary_counter_activists_Fraction of activists'.D9" chart:class="chart:line">
            <chart:data-point chart:repeated="5"/>
          </chart:series>
          <chart:series chart:style-name="ch10" chart:values-cell-range-address="'summary_counter_activists_Fraction of activists'.E10:'summary_counter_activists_Fraction of activists'.E14" chart:label-cell-address="'summary_counter_activists_Fraction of activists'.E9:'summary_counter_activists_Fraction of activists'.E9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</text:p>
                <draw:g>
                  <svg:desc>'summary_counter_activists_Fraction of activists'.B9:'summary_counter_activists_Fraction of activists'.B9</svg:desc>
                </draw:g>
              </table:table-cell>
              <table:table-cell office:value-type="string">
                <text:p>1000</text:p>
                <draw:g>
                  <svg:desc>'summary_counter_activists_Fraction of activists'.C9:'summary_counter_activists_Fraction of activists'.C9</svg:desc>
                </draw:g>
              </table:table-cell>
              <table:table-cell office:value-type="string">
                <text:p>2000</text:p>
                <draw:g>
                  <svg:desc>'summary_counter_activists_Fraction of activists'.D9:'summary_counter_activists_Fraction of activists'.D9</svg:desc>
                </draw:g>
              </table:table-cell>
              <table:table-cell office:value-type="string">
                <text:p>5000</text:p>
                <draw:g>
                  <svg:desc>'summary_counter_activists_Fraction of activists'.E9:'summary_counter_activists_Fraction of activists'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tup 1</text:p>
                <draw:g>
                  <svg:desc>'summary_counter_activists_Fraction of activists'.A10:'summary_counter_activists_Fraction of activists'.A14</svg:desc>
                </draw:g>
              </table:table-cell>
              <table:table-cell office:value-type="float" office:value="0.241767068273092">
                <text:p>0.241767068273092</text:p>
                <draw:g>
                  <svg:desc>'summary_counter_activists_Fraction of activists'.B10:'summary_counter_activists_Fraction of activists'.B14</svg:desc>
                </draw:g>
              </table:table-cell>
              <table:table-cell office:value-type="float" office:value="0.222727272727273">
                <text:p>0.222727272727273</text:p>
                <draw:g>
                  <svg:desc>'summary_counter_activists_Fraction of activists'.C10:'summary_counter_activists_Fraction of activists'.C14</svg:desc>
                </draw:g>
              </table:table-cell>
              <table:table-cell office:value-type="float" office:value="0.287719298245615">
                <text:p>0.287719298245615</text:p>
                <draw:g>
                  <svg:desc>'summary_counter_activists_Fraction of activists'.D10:'summary_counter_activists_Fraction of activists'.D14</svg:desc>
                </draw:g>
              </table:table-cell>
              <table:table-cell office:value-type="float" office:value="0.309452736318407">
                <text:p>0.309452736318407</text:p>
                <draw:g>
                  <svg:desc>'summary_counter_activists_Fraction of activists'.E10:'summary_counter_activists_Fraction of activists'.E14</svg:desc>
                </draw:g>
              </table:table-cell>
            </table:table-row>
            <table:table-row>
              <table:table-cell office:value-type="string">
                <text:p>setup 2</text:p>
              </table:table-cell>
              <table:table-cell office:value-type="float" office:value="0.14238683127572">
                <text:p>0.14238683127572</text:p>
              </table:table-cell>
              <table:table-cell office:value-type="float" office:value="0.240506329113924">
                <text:p>0.240506329113924</text:p>
              </table:table-cell>
              <table:table-cell office:value-type="float" office:value="0.348523206751055">
                <text:p>0.348523206751055</text:p>
              </table:table-cell>
              <table:table-cell office:value-type="float" office:value="0.318279569892473">
                <text:p>0.318279569892473</text:p>
              </table:table-cell>
            </table:table-row>
            <table:table-row>
              <table:table-cell office:value-type="string">
                <text:p>setup 3</text:p>
              </table:table-cell>
              <table:table-cell office:value-type="float" office:value="0.432974910394265">
                <text:p>0.432974910394265</text:p>
              </table:table-cell>
              <table:table-cell office:value-type="float" office:value="0.429263565891473">
                <text:p>0.429263565891473</text:p>
              </table:table-cell>
              <table:table-cell office:value-type="float" office:value="0.318614718614719">
                <text:p>0.318614718614719</text:p>
              </table:table-cell>
              <table:table-cell office:value-type="float" office:value="0.281638418079096">
                <text:p>0.281638418079096</text:p>
              </table:table-cell>
            </table:table-row>
            <table:table-row>
              <table:table-cell office:value-type="string">
                <text:p>setup 4</text:p>
              </table:table-cell>
              <table:table-cell office:value-type="float" office:value="1.08384879725086">
                <text:p>1.08384879725086</text:p>
              </table:table-cell>
              <table:table-cell office:value-type="float" office:value="1.09347826086957">
                <text:p>1.09347826086957</text:p>
              </table:table-cell>
              <table:table-cell office:value-type="float" office:value="1.03292181069959">
                <text:p>1.03292181069959</text:p>
              </table:table-cell>
              <table:table-cell office:value-type="float" office:value="1.02337662337662">
                <text:p>1.02337662337662</text:p>
              </table:table-cell>
            </table:table-row>
            <table:table-row>
              <table:table-cell office:value-type="string">
                <text:p>setup 5</text:p>
              </table:table-cell>
              <table:table-cell office:value-type="float" office:value="1.05833333333333">
                <text:p>1.05833333333333</text:p>
              </table:table-cell>
              <table:table-cell office:value-type="float" office:value="1.05593869731801">
                <text:p>1.05593869731801</text:p>
              </table:table-cell>
              <table:table-cell office:value-type="float" office:value="1.06124031007752">
                <text:p>1.06124031007752</text:p>
              </table:table-cell>
              <table:table-cell office:value-type="float" office:value="1.11714285714286">
                <text:p>1.11714285714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